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8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3194155225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74738978654311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74738477789641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714002494112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140714002494112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4002494112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0-18 17:47:33.93785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4002494112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0-18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4002494112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4002494112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714002494112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712799772528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40712799772528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712799772528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0-18 17:47:33.937851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712799772528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0-18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712799772528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712799772528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712799772528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174739205280700" text:continue-numbering="true" text:style-name="List_20_1">
        <text:list-item>
          <text:p text:style-name="BulletsLevel1">Lista simle</text:p>
        </text:list-item>
      </text:list>
      <text:list xml:id="list1357665105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74738126735678" text:continue-list="list174739205280700" text:style-name="List_20_1">
        <text:list-item>
          <text:p text:style-name="BulletsLevel1">Lista simle</text:p>
        </text:list-item>
      </text:list>
      <text:list xml:id="list174737488501398" text:continue-list="list1357665105" text:style-name="List_20_2">
        <text:list-item>
          <text:p text:style-name="BulletsLevel2">Lista simle</text:p>
        </text:list-item>
      </text:list>
      <text:list xml:id="list174738671772918" text:continue-list="list174738126735678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8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8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8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8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>This paragraph was set after replacement.</text:p>
      <text:p text:style-name="P3">This paragraph was set after a page break.</text:p>
      <text:p text:style-name="P4">This paragraph was set after a page break with Landscape style.</text:p>
      <text:p text:style-name="Standard"/>
      <text:h text:style-name="P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7:47:31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8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18T17:47:37.286284798</dc:date>
    <dc:title>Documentación de UnoGenerator</dc:title>
    <meta:document-statistic meta:table-count="2" meta:image-count="106" meta:object-count="0" meta:page-count="7" meta:paragraph-count="92" meta:word-count="550" meta:character-count="3612" meta:non-whitespace-character-count="3151"/>
  </office:meta>
</office:document-meta>
</file>